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0" style:family="text">
      <style:text-properties fo:font-size="10.00pt" fo:font-weight="normal" fo:font-family="'JetBrains Mono'" style:font-family-asian="'JetBrains Mono'" style:font-family-complex="'JetBrains Mono'" fo:background-color="transparent" fo:color="#8888c6"/>
    </style:style>
    <style:style style:name="T1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2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1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4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1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6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1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8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1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0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2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2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2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4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2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6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2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8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2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3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8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6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7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2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7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4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7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6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7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8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7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0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8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2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8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4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8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6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8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8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8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9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9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92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9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94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9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96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9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98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9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00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10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02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0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04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10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06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0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08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10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1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1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12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11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14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1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16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11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nome =<text:s/></text:span><text:span text:style-name="T2">self</text:span><text:span text:style-name="T3">.ui.cad_cli_txt_nome.text()<text:line-break/>end =<text:s/></text:span><text:span text:style-name="T4">self</text:span><text:span text:style-name="T5">.cad_cli_txt_end.text()<text:line-break/>end_numero<text:s text:c="2"/>=<text:s/></text:span><text:span text:style-name="T6">self</text:span><text:span text:style-name="T7">.cad_cli_txt_end_numero.text()<text:line-break/>complemento =<text:s/></text:span><text:span text:style-name="T8">self</text:span><text:span text:style-name="T9">.cad_cli_txt_complemento.text()<text:line-break/>UF =<text:s/></text:span><text:span text:style-name="T10">str</text:span><text:span text:style-name="T11">(</text:span><text:span text:style-name="T12">self</text:span><text:span text:style-name="T13">.comboBox_UF.currentText())<text:line-break/>bairro =<text:s/></text:span><text:span text:style-name="T14">self</text:span><text:span text:style-name="T15">.cad_cli_txt_bairro.text()<text:line-break/>cidade =<text:s/></text:span><text:span text:style-name="T16">self</text:span><text:span text:style-name="T17">.cad_cli_txt_cidade.text()<text:line-break/>cep =<text:s/></text:span><text:span text:style-name="T18">self</text:span><text:span text:style-name="T19">.cad_cli_txt_cep.text()<text:line-break/>fone_preferencial =<text:s/></text:span><text:span text:style-name="T20">self</text:span><text:span text:style-name="T21">.cad_cli_txt_fone_preferencial.text()<text:line-break/>fone_alternativo =<text:s/></text:span><text:span text:style-name="T22">self</text:span><text:span text:style-name="T23">.cad_cli_txt_fone_alternativo.text()<text:line-break/>data_nascimento =<text:s/></text:span><text:span text:style-name="T24">self</text:span><text:span text:style-name="T25">.cad_cli_txt_data_nasc.text()<text:line-break/>contato_alternativo =<text:s/></text:span><text:span text:style-name="T26">self</text:span><text:span text:style-name="T27">.cad_cli_txt_contato_alternativo.text()<text:line-break/>data_cadastro = datetime.now().strftime(</text:span><text:span text:style-name="T28">'%d/%m/%Y'</text:span><text:span text:style-name="T29">)<text:line-break/>hora_cadastro = datetime.now().strftime(</text:span><text:span text:style-name="T30">'%H:%Mh'</text:span><text:span text:style-name="T31">)<text:line-break/>observacao =<text:s/></text:span><text:span text:style-name="T32">self</text:span><text:span text:style-name="T33">.cad_cli_txt_observacao.document().toPlainText()<text:line-break/>cliente = ClienteCTR<text:line-break/></text:span><text:span text:style-name="T34">if<text:s/></text:span><text:span text:style-name="T35">cliente.CadastraCliente(documento</text:span><text:span text:style-name="T36">,<text:s/></text:span><text:span text:style-name="T37">nome</text:span><text:span text:style-name="T38">,<text:s/></text:span><text:span text:style-name="T39">end</text:span><text:span text:style-name="T40">,<text:s/></text:span><text:span text:style-name="T41">end_numero</text:span><text:span text:style-name="T42">,<text:s/></text:span><text:span text:style-name="T43">complemento</text:span><text:span text:style-name="T44">,<text:s/></text:span><text:span text:style-name="T45">bairro</text:span><text:span text:style-name="T46">,<text:s/></text:span><text:span text:style-name="T47">cidade</text:span><text:span text:style-name="T48">,<text:s/></text:span><text:span text:style-name="T49">UF</text:span><text:span text:style-name="T50">,<text:s/></text:span><text:span text:style-name="T51">cep</text:span><text:span text:style-name="T52">,<text:line-break/><text:s text:c="27"/></text:span><text:span text:style-name="T53">fone_preferencial</text:span><text:span text:style-name="T54">,<text:s/></text:span><text:span text:style-name="T55">fone_alternativo</text:span><text:span text:style-name="T56">,<text:s/></text:span><text:span text:style-name="T57">data_nascimento</text:span><text:span text:style-name="T58">,<text:s/></text:span><text:span text:style-name="T59">contato_alternativo</text:span><text:span text:style-name="T60">,<text:line-break/><text:s text:c="27"/></text:span><text:span text:style-name="T61">data_cadastro</text:span><text:span text:style-name="T62">,<text:s/></text:span><text:span text:style-name="T63">hora_cadastro</text:span><text:span text:style-name="T64">,<text:s/></text:span><text:span text:style-name="T65">observacao) !=<text:s/></text:span><text:span text:style-name="T66">False</text:span><text:span text:style-name="T67">:<text:line-break/><text:s text:c="4"/></text:span><text:span text:style-name="T68">self</text:span><text:span text:style-name="T69">.cad_cli_txt_doc.setText(</text:span><text:span text:style-name="T70">''</text:span><text:span text:style-name="T71">)<text:line-break/><text:s text:c="4"/></text:span><text:span text:style-name="T72">self</text:span><text:span text:style-name="T73">.cad_cli_txt_nome.setText(</text:span><text:span text:style-name="T74">''</text:span><text:span text:style-name="T75">)<text:line-break/><text:s text:c="4"/></text:span><text:span text:style-name="T76">self</text:span><text:span text:style-name="T77">.cad_cli_txt_end.setText(</text:span><text:span text:style-name="T78">''</text:span><text:span text:style-name="T79">)<text:line-break/><text:s text:c="4"/></text:span><text:span text:style-name="T80">self</text:span><text:span text:style-name="T81">.cad_cli_txt_end_numero.setText(</text:span><text:span text:style-name="T82">''</text:span><text:span text:style-name="T83">)<text:line-break/><text:s text:c="4"/></text:span><text:span text:style-name="T84">self</text:span><text:span text:style-name="T85">.cad_cli_txt_complemento.setText(</text:span><text:span text:style-name="T86">''</text:span><text:span text:style-name="T87">)<text:line-break/><text:s text:c="4"/></text:span><text:span text:style-name="T88">self</text:span><text:span text:style-name="T89">.cad_cli_txt_bairro.setText(</text:span><text:span text:style-name="T90">''</text:span><text:span text:style-name="T91">)<text:line-break/><text:s text:c="4"/></text:span><text:span text:style-name="T92">self</text:span><text:span text:style-name="T93">.cad_cli_txt_cidade.setText(</text:span><text:span text:style-name="T94">''</text:span><text:span text:style-name="T95">)<text:line-break/><text:s text:c="4"/></text:span><text:span text:style-name="T96">self</text:span><text:span text:style-name="T97">.cad_cli_txt_cep.setText(</text:span><text:span text:style-name="T98">''</text:span><text:span text:style-name="T99">)<text:line-break/><text:s text:c="4"/></text:span><text:span text:style-name="T100">self</text:span><text:span text:style-name="T101">.cad_cli_txt_fone_preferencial.setText(</text:span><text:span text:style-name="T102">''</text:span><text:span text:style-name="T103">)<text:line-break/><text:s text:c="4"/></text:span><text:span text:style-name="T104">self</text:span><text:span text:style-name="T105">.cad_cli_txt_fone_alternativo.setText(</text:span><text:span text:style-name="T106">''</text:span><text:span text:style-name="T107">)<text:line-break/><text:s text:c="4"/></text:span><text:span text:style-name="T108">self</text:span><text:span text:style-name="T109">.cad_cli_txt_data_nasc.setText(</text:span><text:span text:style-name="T110">''</text:span><text:span text:style-name="T111">)<text:line-break/><text:s text:c="4"/></text:span><text:span text:style-name="T112">self</text:span><text:span text:style-name="T113">.cad_cli_txt_contato_alternativo.setText(</text:span><text:span text:style-name="T114">''</text:span><text:span text:style-name="T115">)<text:line-break/><text:s text:c="4"/></text:span><text:span text:style-name="T116">self</text:span><text:span text:style-name="T117">.cad_cli_txt_observacao.clear()</text:span></text:p>
      <text:p text:style-name="P2"><text:span text:style-name="T1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